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6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7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677cm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35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線の終点_20_2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603cm"/>
      <style:paragraph-properties style:writing-mode="lr-tb"/>
    </style:style>
    <style:style style:name="P1" style:family="paragraph">
      <style:paragraph-properties fo:margin-top="0.3cm" fo:margin-bottom="0cm" fo:text-align="center"/>
    </style:style>
    <style:style style:name="P2" style:family="paragraph">
      <loext:graphic-properties draw:fill="none" draw:fill-color="#ffffff"/>
      <style:paragraph-properties fo:margin-top="0.3cm" fo:margin-bottom="0cm" fo:text-align="center" style:writing-mode="lr-tb"/>
      <style:text-properties fo:font-size="10.5pt" style:font-size-asian="10.5pt" style:font-size-complex="10.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.3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0% 100%" fo:font-size="10.5pt" style:font-size-asian="10.5pt" style:font-size-complex="10.5pt"/>
    </style:style>
    <style:style style:name="T4" style:family="text">
      <style:text-properties style:text-position="-8% 58%" fo:font-size="10.5pt" style:font-size-asian="10.5pt" style:font-size-complex="10.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JP" style:font-size-asian="10.5pt" style:font-style-asian="normal" style:font-weight-asian="normal" style:font-name-complex="TakaoPGothic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1" draw:id="id1" draw:layer="layout" svg:width="4.65cm" svg:height="1.93cm" svg:x="26.9cm" svg:y="3.97cm">
          <draw:text-box>
            <text:p text:style-name="P1"><text:span text:style-name="T1">周期的な</text:span><text:span text:style-name="T2">アナログ信号</text:span></text:p>
            <text:p text:style-name="P1"><text:span text:style-name="T2">f(t)</text:span></text:p>
          </draw:text-box>
        </draw:frame>
        <draw:frame draw:style-name="gr2" draw:text-style-name="P2" draw:layer="layout" svg:width="4.65cm" svg:height="2.03cm" svg:x="19.1cm" svg:y="12.35cm">
          <draw:text-box>
            <text:p text:style-name="P1"><text:span text:style-name="T2">インパルス列</text:span></text:p>
            <text:p text:style-name="P3"><text:span text:style-name="T2">(</text:span><text:span text:style-name="T2">実はフーリエ変換</text:span><text:span text:style-name="T2">)</text:span></text:p>
            <text:p text:style-name="P1"><text:span text:style-name="T3">F</text:span><text:span text:style-name="T4">imp</text:span><text:span text:style-name="T3">(w)</text:span></text:p>
          </draw:text-box>
        </draw:frame>
        <draw:frame draw:style-name="gr1" draw:text-style-name="P2" xml:id="id3" draw:id="id3" draw:layer="layout" svg:width="4.65cm" svg:height="1.93cm" svg:x="26.9cm" svg:y="12.4cm">
          <draw:text-box>
            <text:p text:style-name="P1"><text:span text:style-name="T2">複素フーリエ係数</text:span></text:p>
            <text:p text:style-name="P1"><text:span text:style-name="T3">C[k]</text:span></text:p>
          </draw:text-box>
        </draw:frame>
        <draw:frame draw:style-name="gr2" draw:text-style-name="P2" xml:id="id2" draw:id="id2" draw:layer="layout" svg:width="4.65cm" svg:height="2.03cm" svg:x="2.85cm" svg:y="3.87cm">
          <draw:text-box>
            <text:p text:style-name="P1"><text:span text:style-name="T1">非周期的な</text:span><text:span text:style-name="T2">アナログ信号</text:span></text:p>
            <text:p text:style-name="P1"><text:span text:style-name="T2">f(t)</text:span></text:p>
          </draw:text-box>
        </draw:frame>
        <draw:frame draw:style-name="gr1" draw:text-style-name="P2" xml:id="id4" draw:id="id4" draw:layer="layout" svg:width="4.65cm" svg:height="1.93cm" svg:x="3cm" svg:y="12.3cm">
          <draw:text-box>
            <text:p text:style-name="P4"><text:span text:style-name="T3">フーリエ変換</text:span></text:p>
            <text:p text:style-name="P4"><text:span text:style-name="T3">F(w)</text:span></text:p>
          </draw:text-box>
        </draw:frame>
        <draw:line draw:style-name="gr3" draw:text-style-name="P5" draw:layer="layout" svg:x1="26.65cm" svg:y1="4.35cm" svg:x2="16.15cm" svg:y2="4.35cm">
          <text:p/>
        </draw:line>
        <draw:frame draw:style-name="gr4" draw:text-style-name="P6" draw:layer="layout" svg:width="6.25cm" svg:height="1.319cm" svg:x="20.3cm" svg:y="3.381cm">
          <draw:text-box>
            <text:p><text:span text:style-name="T2">(1) </text:span><text:span text:style-name="T2">窓関数</text:span></text:p>
          </draw:text-box>
        </draw:frame>
        <draw:line draw:style-name="gr3" draw:text-style-name="P5" draw:layer="layout" svg:x1="16.25cm" svg:y1="5.125cm" svg:x2="26.75cm" svg:y2="5.124cm">
          <text:p/>
        </draw:line>
        <draw:frame draw:style-name="gr5" draw:text-style-name="P6" draw:layer="layout" svg:width="3.25cm" svg:height="0.785cm" svg:x="20.25cm" svg:y="5.315cm">
          <draw:text-box>
            <text:p><text:span text:style-name="T2">(2) </text:span><text:span text:style-name="T2">シフト和</text:span></text:p>
          </draw:text-box>
        </draw:frame>
        <draw:line draw:style-name="gr3" draw:text-style-name="P5" draw:layer="layout" svg:x1="26.65cm" svg:y1="12.85cm" svg:x2="23.9cm" svg:y2="12.85cm">
          <text:p/>
        </draw:line>
        <draw:frame draw:style-name="gr4" draw:text-style-name="P6" draw:layer="layout" svg:width="3.8cm" svg:height="1.319cm" svg:x="23.55cm" svg:y="11.7cm">
          <draw:text-box>
            <text:p><text:span text:style-name="T2">(3) </text:span><text:span text:style-name="T2">くし型関数</text:span></text:p>
          </draw:text-box>
        </draw:frame>
        <draw:line draw:style-name="gr3" draw:text-style-name="P5" draw:layer="layout" svg:x1="23.9cm" svg:y1="13.75cm" svg:x2="26.65cm" svg:y2="13.75cm">
          <text:p/>
        </draw:line>
        <draw:frame draw:style-name="gr4" draw:text-style-name="P6" draw:layer="layout" svg:width="3.65cm" svg:height="1.319cm" svg:x="23.65cm" svg:y="14.2cm">
          <draw:text-box>
            <text:p><text:span text:style-name="T2">(4) </text:span><text:span text:style-name="T2">サンプリング</text:span></text:p>
          </draw:text-box>
        </draw:frame>
        <draw:line draw:style-name="gr3" draw:text-style-name="P5" draw:layer="layout" svg:x1="22.025cm" svg:y1="12.075cm" svg:x2="26.75cm" svg:y2="6.1cm">
          <text:p/>
        </draw:line>
        <draw:line draw:style-name="gr3" draw:text-style-name="P5" draw:layer="layout" svg:x1="26cm" svg:y1="5.85cm" svg:x2="21.125cm" svg:y2="12.075cm">
          <text:p/>
        </draw:line>
        <draw:frame draw:style-name="gr4" draw:text-style-name="P6" draw:layer="layout" svg:width="2.85cm" svg:height="1.319cm" svg:x="26.15cm" svg:y="7.6cm">
          <draw:text-box>
            <text:p><text:span text:style-name="T2">複素フーリエ</text:span></text:p>
            <text:p><text:span text:style-name="T2">係数</text:span></text:p>
          </draw:text-box>
        </draw:frame>
        <draw:frame draw:style-name="gr4" draw:text-style-name="P6" draw:layer="layout" svg:width="3.3cm" svg:height="1.319cm" svg:x="29.8cm" svg:y="9.95cm">
          <draw:text-box>
            <text:p><text:span text:style-name="T2">複素フーリエ</text:span></text:p>
            <text:p><text:span text:style-name="T2">級数</text:span></text:p>
          </draw:text-box>
        </draw:frame>
        <draw:line draw:style-name="gr3" draw:text-style-name="P5" draw:layer="layout" svg:x1="5.525cm" svg:y1="11.975cm" svg:x2="5.525cm" svg:y2="5.975cm">
          <text:p/>
        </draw:line>
        <draw:line draw:style-name="gr3" draw:text-style-name="P5" draw:layer="layout" svg:x1="4.625cm" svg:y1="5.975cm" svg:x2="4.625cm" svg:y2="11.975cm">
          <text:p/>
        </draw:line>
        <draw:frame draw:style-name="gr6" draw:text-style-name="P7" draw:layer="layout" svg:width="1.1cm" svg:height="3.927cm" svg:x="0.95cm" svg:y="3.166cm">
          <draw:text-box>
            <text:p><text:span text:style-name="T5">時間領域</text:span></text:p>
          </draw:text-box>
        </draw:frame>
        <draw:frame draw:style-name="gr6" draw:text-style-name="P7" draw:layer="layout" svg:width="1.1cm" svg:height="3.927cm" svg:x="32.85cm" svg:y="3.167cm">
          <draw:text-box>
            <text:p><text:span text:style-name="T5">時間領域</text:span></text:p>
          </draw:text-box>
        </draw:frame>
        <draw:line draw:style-name="gr7" draw:text-style-name="P5" draw:layer="layout" svg:x1="34.4cm" svg:y1="9.25cm" svg:x2="0.4cm" svg:y2="9.25cm">
          <text:p/>
        </draw:line>
        <draw:line draw:style-name="gr3" draw:text-style-name="P5" draw:layer="layout" svg:x1="29.625cm" svg:y1="12.075cm" svg:x2="29.625cm" svg:y2="6.075cm">
          <text:p/>
        </draw:line>
        <draw:line draw:style-name="gr3" draw:text-style-name="P5" draw:layer="layout" svg:x1="28.725cm" svg:y1="6.075cm" svg:x2="28.725cm" svg:y2="12.075cm">
          <text:p/>
        </draw:line>
        <draw:frame draw:style-name="gr8" draw:text-style-name="P7" draw:layer="layout" svg:width="1.1cm" svg:height="4.846cm" svg:x="0.95cm" svg:y="10.467cm">
          <draw:text-box>
            <text:p><text:span text:style-name="T5">周波数領域</text:span></text:p>
          </draw:text-box>
        </draw:frame>
        <draw:frame draw:style-name="gr8" draw:text-style-name="P7" draw:layer="layout" svg:width="1.1cm" svg:height="4.846cm" svg:x="33.05cm" svg:y="10.868cm">
          <draw:text-box>
            <text:p><text:span text:style-name="T5">周波数領域</text:span></text:p>
          </draw:text-box>
        </draw:frame>
        <draw:frame draw:style-name="gr1" draw:text-style-name="P2" draw:layer="layout" svg:width="4.65cm" svg:height="1.93cm" svg:x="11.2cm" svg:y="3.971cm">
          <draw:text-box>
            <text:p text:style-name="P1"><text:span text:style-name="T1">1</text:span><text:span text:style-name="T1">周期分の</text:span><text:span text:style-name="T2">アナログ信号</text:span></text:p>
            <text:p text:style-name="P1"><text:span text:style-name="T2">f</text:span><text:span text:style-name="T4">1</text:span><text:span text:style-name="T2">(t)</text:span></text:p>
          </draw:text-box>
        </draw:frame>
        <draw:frame draw:style-name="gr2" draw:text-style-name="P2" draw:layer="layout" svg:width="4.65cm" svg:height="2.03cm" svg:x="11.2cm" svg:y="12.351cm">
          <draw:text-box>
            <text:p text:style-name="P8"><text:span text:style-name="T2">補間信号</text:span></text:p>
            <text:p text:style-name="P8"><text:span text:style-name="T2">(</text:span><text:span text:style-name="T2">実はフーリエ変換</text:span><text:span text:style-name="T2">)</text:span></text:p>
            <text:p text:style-name="P1"><text:span text:style-name="T3">F</text:span><text:span text:style-name="T4">1</text:span><text:span text:style-name="T3">(w)</text:span></text:p>
          </draw:text-box>
        </draw:frame>
        <draw:line draw:style-name="gr3" draw:text-style-name="P5" draw:layer="layout" svg:x1="18.75cm" svg:y1="12.851cm" svg:x2="16cm" svg:y2="12.851cm">
          <text:p/>
        </draw:line>
        <draw:frame draw:style-name="gr5" draw:text-style-name="P6" draw:layer="layout" svg:width="3.25cm" svg:height="0.785cm" svg:x="16.05cm" svg:y="11.701cm">
          <draw:text-box>
            <text:p><text:span text:style-name="T2">(5) sinc </text:span><text:span text:style-name="T2">補間</text:span></text:p>
          </draw:text-box>
        </draw:frame>
        <draw:line draw:style-name="gr3" draw:text-style-name="P5" draw:layer="layout" svg:x1="16cm" svg:y1="13.751cm" svg:x2="18.75cm" svg:y2="13.751cm">
          <text:p/>
        </draw:line>
        <draw:frame draw:style-name="gr4" draw:text-style-name="P6" draw:layer="layout" svg:width="4.05cm" svg:height="1.319cm" svg:x="15.75cm" svg:y="14.301cm">
          <draw:text-box>
            <text:p><text:span text:style-name="T2">(6) </text:span><text:span text:style-name="T2">くし型関数</text:span></text:p>
          </draw:text-box>
        </draw:frame>
        <draw:line draw:style-name="gr3" draw:text-style-name="P5" draw:layer="layout" svg:x1="14.125cm" svg:y1="12.076cm" svg:x2="14.125cm" svg:y2="6.076cm">
          <text:p/>
        </draw:line>
        <draw:frame draw:style-name="gr4" draw:text-style-name="P6" draw:layer="layout" svg:width="4.35cm" svg:height="1.319cm" svg:x="8.65cm" svg:y="7cm">
          <draw:text-box>
            <text:p><text:span text:style-name="T2">(7) </text:span><text:span text:style-name="T2">積分計算</text:span></text:p>
            <text:p><text:span text:style-name="T2"><text:s text:c="5"/></text:span><text:span text:style-name="T2">(</text:span><text:span text:style-name="T2">実はフーリエ変換</text:span><text:span text:style-name="T2">)</text:span></text:p>
          </draw:text-box>
        </draw:frame>
        <draw:line draw:style-name="gr3" draw:text-style-name="P5" draw:layer="layout" svg:x1="13.225cm" svg:y1="6.076cm" svg:x2="13.225cm" svg:y2="12.076cm">
          <text:p/>
        </draw:line>
        <draw:frame draw:style-name="gr9" draw:text-style-name="P6" draw:layer="layout" svg:width="5.3cm" svg:height="1.853cm" svg:x="14.2cm" svg:y="9.982cm">
          <draw:text-box>
            <text:p><text:span text:style-name="T2">(8) </text:span><text:span text:style-name="T2">積分計算</text:span></text:p>
            <text:p><text:span text:style-name="T2"><text:s text:c="6"/></text:span><text:span text:style-name="T2">(</text:span><text:span text:style-name="T2">実は逆フーリエ変換</text:span><text:span text:style-name="T2">)</text:span></text:p>
          </draw:text-box>
        </draw:frame>
        <draw:line draw:style-name="gr3" draw:text-style-name="P5" draw:layer="layout" svg:x1="10.85cm" svg:y1="13.452cm" svg:x2="8.1cm" svg:y2="13.452cm">
          <text:p/>
        </draw:line>
        <draw:frame draw:style-name="gr10" draw:text-style-name="P6" draw:layer="layout" svg:width="3.25cm" svg:height="0.785cm" svg:x="8.55cm" svg:y="12.302cm">
          <draw:text-box>
            <text:p text:style-name="P9"><text:span text:style-name="T2">T → ∞</text:span></text:p>
          </draw:text-box>
        </draw:frame>
        <draw:connector draw:style-name="gr11" draw:text-style-name="P5" draw:layer="layout" draw:line-skew="-1.269cm" svg:x1="29.225cm" svg:y1="3.97cm" svg:x2="5.175cm" svg:y2="3.87cm" draw:start-shape="id1" draw:start-glue-point="0" draw:end-shape="id2" draw:end-glue-point="0" svg:d="M29225 3970v-1870h-24050v1770" svg:viewBox="0 0 24051 1871">
          <text:p/>
        </draw:connector>
        <draw:frame draw:style-name="gr4" draw:text-style-name="P6" draw:layer="layout" svg:width="3.5cm" svg:height="1.319cm" svg:x="1.25cm" svg:y="7.781cm">
          <draw:text-box>
            <text:p><text:span text:style-name="T2">(9)</text:span><text:span text:style-name="T2">フーリエ変換</text:span></text:p>
          </draw:text-box>
        </draw:frame>
        <draw:frame draw:style-name="gr4" draw:text-style-name="P6" draw:layer="layout" svg:width="4.55cm" svg:height="1.319cm" svg:x="5.95cm" svg:y="9.781cm">
          <draw:text-box>
            <text:p><text:span text:style-name="T2">(10) </text:span><text:span text:style-name="T2">逆フーリエ変換</text:span></text:p>
          </draw:text-box>
        </draw:frame>
        <draw:line draw:style-name="gr3" draw:text-style-name="P5" draw:layer="layout" svg:x1="10.85cm" svg:y1="4.947cm" svg:x2="8.1cm" svg:y2="4.947cm">
          <text:p/>
        </draw:line>
        <draw:frame draw:style-name="gr10" draw:text-style-name="P6" draw:layer="layout" svg:width="3.25cm" svg:height="0.785cm" svg:x="8.55cm" svg:y="3.897cm">
          <draw:text-box>
            <text:p text:style-name="P9"><text:span text:style-name="T2">T → ∞</text:span></text:p>
          </draw:text-box>
        </draw:frame>
        <draw:frame draw:style-name="gr4" draw:text-style-name="P6" draw:layer="layout" svg:width="4.35cm" svg:height="1.319cm" svg:x="20.65cm" svg:y="7cm">
          <draw:text-box>
            <text:p><text:span text:style-name="T6">(12) </text:span><text:span text:style-name="T2">w</text:span><text:span text:style-name="T4">1</text:span><text:span text:style-name="T2">で割ってから</text:span></text:p>
            <text:p><text:span text:style-name="T2"><text:s text:c="8"/></text:span><text:span text:style-name="T2">フーリエ変換</text:span></text:p>
          </draw:text-box>
        </draw:frame>
        <draw:frame draw:style-name="gr4" draw:text-style-name="P6" draw:layer="layout" svg:width="4.3cm" svg:height="1.319cm" svg:x="23.7cm" svg:y="9.75cm">
          <draw:text-box>
            <text:p><text:span text:style-name="T2">(11) w</text:span><text:span text:style-name="T4">1</text:span><text:span text:style-name="T2">をかけてから</text:span></text:p>
            <text:p><text:span text:style-name="T2"><text:s text:c="9"/></text:span><text:span text:style-name="T2">逆フーリエ変換</text:span></text:p>
          </draw:text-box>
        </draw:frame>
        <draw:frame draw:style-name="gr12" draw:text-style-name="P6" draw:layer="layout" svg:width="7.25cm" svg:height="1.853cm" svg:x="16.25cm" svg:y="0.466cm">
          <draw:text-box>
            <text:p><text:span text:style-name="T2">(13) T → ∞</text:span></text:p>
          </draw:text-box>
        </draw:frame>
        <draw:connector draw:style-name="gr11" draw:text-style-name="P5" draw:layer="layout" draw:line-skew="0.919cm" svg:x1="29.225cm" svg:y1="14.33cm" svg:x2="5.325cm" svg:y2="14.23cm" draw:start-shape="id3" draw:start-glue-point="2" draw:end-shape="id4" draw:end-glue-point="2" svg:d="M29225 14330v1420h-23900v-1520" svg:viewBox="0 0 23901 1521">
          <text:p/>
        </draw:connector>
        <draw:frame draw:style-name="gr12" draw:text-style-name="P6" draw:layer="layout" svg:width="7.25cm" svg:height="1.853cm" svg:x="15.5cm" svg:y="15.75cm">
          <draw:text-box>
            <text:p><text:span text:style-name="T2">(14) T → ∞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5T11:25:11.449822215</meta:creation-date>
    <dc:date>2023-03-15T11:51:34.668640087</dc:date>
    <meta:editing-duration>PT10H57M34S</meta:editing-duration>
    <meta:editing-cycles>54</meta:editing-cycles>
    <meta:generator>LibreOffice/7.3.7.2$Linux_X86_64 LibreOffice_project/30$Build-2</meta:generator>
    <meta:document-statistic meta:object-count="48"/>
  </office:meta>
</office:document-meta>
</file>